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8.43cm" fo:margin-left="0cm" fo:margin-right="-0.011cm" table:align="margins"/>
    </style:style>
    <style:style style:name="Table1.A" style:family="table-column">
      <style:table-column-properties style:column-width="1.626cm" style:rel-column-width="3750*"/>
    </style:style>
    <style:style style:name="Table1.B" style:family="table-column">
      <style:table-column-properties style:column-width="7.137cm" style:rel-column-width="16449*"/>
    </style:style>
    <style:style style:name="Table1.C" style:family="table-column">
      <style:table-column-properties style:column-width="5.5cm" style:rel-column-width="12678*"/>
    </style:style>
    <style:style style:name="Table1.D" style:family="table-column">
      <style:table-column-properties style:column-width="8.133cm" style:rel-column-width="18748*"/>
    </style:style>
    <style:style style:name="Table1.E" style:family="table-column">
      <style:table-column-properties style:column-width="6.034cm" style:rel-column-width="13910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zxx" fo:country="none"/>
    </style:style>
    <style:style style:name="P3" style:family="paragraph" style:parent-style-name="Table_20_Heading">
      <style:text-properties fo:font-weight="bold" style:font-weight-asian="bold" style:font-weight-complex="bold"/>
    </style:style>
    <style:style style:name="P4" style:family="paragraph" style:parent-style-name="Standard">
      <style:text-properties fo:language="zxx" fo:country="none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3"/>
            </table:table-cell>
            <table:table-cell table:style-name="Table1.A1" office:value-type="string">
              <text:p text:style-name="Table_20_Heading">Visual Basic</text:p>
            </table:table-cell>
            <table:table-cell table:style-name="Table1.A1" office:value-type="string">
              <text:p text:style-name="Table_20_Heading">Python</text:p>
            </table:table-cell>
            <table:table-cell table:style-name="Table1.A1" office:value-type="string">
              <text:p text:style-name="Table_20_Heading">Java</text:p>
            </table:table-cell>
            <table:table-cell table:style-name="Table1.E1" office:value-type="string">
              <text:p text:style-name="Table_20_Heading">PHP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Download</text:p>
          </table:table-cell>
          <table:table-cell table:style-name="Table1.A2" office:value-type="string">
            <text:p text:style-name="Table_20_Contents"><text:a xlink:type="simple" xlink:href="http://www.dreamspark.com/" text:style-name="Internet_20_link" text:visited-style-name="Visited_20_Internet_20_Link">www.dreamspark.com</text:a></text:p>
            <text:p text:style-name="Table_20_Contents">Visual Studio 200?</text:p>
            <text:p text:style-name="Table_20_Contents"><text:a xlink:type="simple" xlink:href="http://www.microsoft.com/express/vb/Default.aspx" text:style-name="Internet_20_link" text:visited-style-name="Visited_20_Internet_20_Link">http://www.microsoft.com/express/vb/Default.aspx</text:a></text:p>
            <text:p text:style-name="Table_20_Contents">Visual Basic .NET Express</text:p>
          </table:table-cell>
          <table:table-cell table:style-name="Table1.A2" office:value-type="string">
            <text:p text:style-name="Table_20_Contents"><text:a xlink:type="simple" xlink:href="http://www.python.org/" text:style-name="Internet_20_link" text:visited-style-name="Visited_20_Internet_20_Link">www.python.org</text:a></text:p>
            <text:p text:style-name="Table_20_Contents">Python 3 or higher</text:p>
          </table:table-cell>
          <table:table-cell table:style-name="Table1.A2" office:value-type="string">
            <text:p text:style-name="Table_20_Contents">java.sun.com</text:p>
            <text:p text:style-name="Table_20_Contents">Java SE (Standard Edition) JDK (Java Development Kit)</text:p>
          </table:table-cell>
          <table:table-cell table:style-name="Table1.E2" office:value-type="string">
            <text:p text:style-name="Table_20_Contents">windows.php.net/download/</text:p>
            <text:p text:style-name="Table_20_Contents">PHP 5</text:p>
            <text:p text:style-name="Table_20_Contents">www.apachefriends.org/en/xampp.html</text:p>
            <text:p text:style-name="Table_20_Contents">XAMPP Lite (if you want a mini web server)</text:p>
          </table:table-cell>
        </table:table-row>
        <table:table-row table:style-name="Table1.1">
          <table:table-cell table:style-name="Table1.A2" office:value-type="string">
            <text:p text:style-name="P1">Help</text:p>
          </table:table-cell>
          <table:table-cell table:style-name="Table1.A2" office:value-type="string">
            <text:p text:style-name="Table_20_Contents">http://www.homeandlearn.co.uk/</text:p>
            <text:p text:style-name="Table_20_Contents">http://www.functionx.com/vbnet/</text:p>
          </table:table-cell>
          <table:table-cell table:style-name="Table1.A2" office:value-type="string">
            <text:p text:style-name="Table_20_Contents">http://docs.python.org/py3k/</text:p>
          </table:table-cell>
          <table:table-cell table:style-name="Table1.A2" office:value-type="string">
            <text:p text:style-name="Table_20_Contents">http://java.sun.com/docs/books/tutorial/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Hello World</text:p>
          </table:table-cell>
          <table:table-cell table:style-name="Table1.A2" office:value-type="string">
            <text:p text:style-name="Table_20_Contents">Module Module1</text:p>
            <text:p text:style-name="Table_20_Contents"><text:s text:c="2"/>Sub Main()</text:p>
            <text:p text:style-name="Table_20_Contents"><text:s text:c="4"/>Console.WriteLine("Hello World")</text:p>
            <text:p text:style-name="Table_20_Contents"><text:s text:c="2"/>End Sub</text:p>
          </table:table-cell>
          <table:table-cell table:style-name="Table1.A2" office:value-type="string">
            <text:p text:style-name="Table_20_Contents">print("Hello World")</text:p>
          </table:table-cell>
          <table:table-cell table:style-name="Table1.A2" office:value-type="string">
            <text:p text:style-name="Table_20_Contents">public HelloWorld {</text:p>
            <text:p text:style-name="Table_20_Contents"><text:s text:c="2"/>public static void main(String[] args) {</text:p>
            <text:p text:style-name="Table_20_Contents"><text:s text:c="4"/>System.out.println("Hello World")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&lt;?php</text:p>
            <text:p text:style-name="Table_20_Contents"><text:s text:c="2"/>echo 'Hello World'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Read Line from console</text:p>
          </table:table-cell>
          <table:table-cell table:style-name="Table1.A2" office:value-type="string">
            <text:p text:style-name="Table_20_Contents">username = Console.ReadLine()</text:p>
          </table:table-cell>
          <table:table-cell table:style-name="Table1.A2" office:value-type="string">
            <text:p text:style-name="Table_20_Contents">username = raw_input()</text:p>
          </table:table-cell>
          <table:table-cell table:style-name="Table1.A2" office:value-type="string">
            <text:p text:style-name="Table_20_Contents">import java.util.Scanner; //Add at top of file</text:p>
            <text:p text:style-name="Table_20_Contents">---------------</text:p>
            <text:p text:style-name="Table_20_Contents">Scanner console = new Scanner(System.in);</text:p>
            <text:p text:style-name="Table_20_Contents">---------------</text:p>
            <text:p text:style-name="Table_20_Contents">username = console.nextLine();</text:p>
          </table:table-cell>
          <table:table-cell table:style-name="Table1.E2" office:value-type="string">
            <text:p text:style-name="Table_20_Contents">$username = trim(fgets(STDIN));</text:p>
          </table:table-cell>
        </table:table-row>
        <table:table-row table:style-name="Table1.1">
          <table:table-cell table:style-name="Table1.A2" office:value-type="string">
            <text:p text:style-name="P1">Comment</text:p>
          </table:table-cell>
          <table:table-cell table:style-name="Table1.A2" office:value-type="string">
            <text:p text:style-name="Table_20_Contents">'This is a comment</text:p>
          </table:table-cell>
          <table:table-cell table:style-name="Table1.A2" office:value-type="string">
            <text:p text:style-name="Table_20_Contents">#This is a comment</text:p>
          </table:table-cell>
          <table:table-cell table:style-name="Table1.A2" office:value-type="string">
            <text:p text:style-name="Table_20_Contents">//This is a comment</text:p>
            <text:p text:style-name="Table_20_Contents">/* so is this */</text:p>
          </table:table-cell>
          <table:table-cell table:style-name="Table1.E2" office:value-type="string">
            <text:p text:style-name="Table_20_Contents">#This is a comment</text:p>
            <text:p text:style-name="Table_20_Contents">/* so is this */</text:p>
          </table:table-cell>
        </table:table-row>
        <table:table-row table:style-name="Table1.1">
          <table:table-cell table:style-name="Table1.A2" office:value-type="string">
            <text:p text:style-name="P1">Define Variables</text:p>
          </table:table-cell>
          <table:table-cell table:style-name="Table1.A2" office:value-type="string">
            <text:p text:style-name="Table_20_Contents">Dim count as Integer = 0</text:p>
            <text:p text:style-name="Table_20_Contents">Dim username as String = "Betty"</text:p>
            <text:p text:style-name="Table_20_Contents">Dim distance as Double = "3.14"</text:p>
            <text:p text:style-name="Table_20_Contents">Dim email_errors as Boolean = True</text:p>
          </table:table-cell>
          <table:table-cell table:style-name="Table1.A2" office:value-type="string">
            <text:p text:style-name="Table_20_Contents">count = 0</text:p>
            <text:p text:style-name="Table_20_Contents">username = "Betty"</text:p>
            <text:p text:style-name="Table_20_Contents">distance = 3.14</text:p>
            <text:p text:style-name="Table_20_Contents">email_errors = True</text:p>
          </table:table-cell>
          <table:table-cell table:style-name="Table1.A2" office:value-type="string">
            <text:p text:style-name="Table_20_Contents">int count = 0;</text:p>
            <text:p text:style-name="Table_20_Contents">String username = "Betty";</text:p>
            <text:p text:style-name="Table_20_Contents">double distance = 3.14;</text:p>
            <text:p text:style-name="Table_20_Contents">boolean email_errors = True;</text:p>
          </table:table-cell>
          <table:table-cell table:style-name="Table1.E2" office:value-type="string">
            <text:p text:style-name="Table_20_Contents">$count = 0;</text:p>
            <text:p text:style-name="Table_20_Contents">$username = "Betty";</text:p>
            <text:p text:style-name="Table_20_Contents">$distance = 3.14;</text:p>
            <text:p text:style-name="Table_20_Contents">$email_errors = True;</text:p>
          </table:table-cell>
        </table:table-row>
        <table:table-row table:style-name="Table1.1">
          <table:table-cell table:style-name="Table1.A2" office:value-type="string">
            <text:p text:style-name="P1">Define Constants</text:p>
          </table:table-cell>
          <table:table-cell table:style-name="Table1.A2" office:value-type="string">
            <text:p text:style-name="Table_20_Contents">Const GRAVITY As Double = 9.81</text:p>
          </table:table-cell>
          <table:table-cell table:style-name="Table1.A2" office:value-type="string">
            <text:p text:style-name="Table_20_Contents">GRAVITY = 9.81</text:p>
          </table:table-cell>
          <table:table-cell table:style-name="Table1.A2" office:value-type="string">
            <text:p text:style-name="Table_20_Contents">final double GRAVITY = 9.81;</text:p>
          </table:table-cell>
          <table:table-cell table:style-name="Table1.E2" office:value-type="string">
            <text:p text:style-name="Table_20_Contents">define("GRAVITY", 9.81);</text:p>
          </table:table-cell>
        </table:table-row>
        <table:table-row table:style-name="Table1.1">
          <table:table-cell table:style-name="Table1.A2" office:value-type="string">
            <text:p text:style-name="P1">Arithmetic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mod 11</text:p>
            <text:p text:style-name="Table_20_Contents">count += 1</text:p>
          </table:table-cell>
          <table:table-cell table:style-name="Table1.A2" office:value-type="string">
            <text:p text:style-name="Table_20_Contents">xpos = xpos + 1</text:p>
            <text:p text:style-name="Table_20_Contents">distance = 3 / 4</text:p>
            <text:p text:style-name="Table_20_Contents">total_cost = item_price * quant</text:p>
            <text:p text:style-name="Table_20_Contents">remainder = 14 % 11</text:p>
            <text:p text:style-name="Table_20_Contents">count += 1</text:p>
          </table:table-cell>
          <table:table-cell table:style-name="Table1.A2" office:value-type="string">
            <text:p text:style-name="Table_20_Contents">xpos = xpos + 1;</text:p>
            <text:p text:style-name="Table_20_Contents">distance = 3 / 4;</text:p>
            <text:p text:style-name="Table_20_Contents">total_cost = item_price * quant;</text:p>
            <text:p text:style-name="Table_20_Contents">remainder = 14 % 11;</text:p>
            <text:p text:style-name="Table_20_Contents">count += 1;</text:p>
          </table:table-cell>
          <table:table-cell table:style-name="Table1.E2" office:value-type="string">
            <text:p text:style-name="Table_20_Contents">$xpos = $xpos + 1;</text:p>
            <text:p text:style-name="Table_20_Contents">$distance = 3 / 4;</text:p>
            <text:p text:style-name="Table_20_Contents">$total_cost = $item_price * $quant;</text:p>
            <text:p text:style-name="Table_20_Contents">$remainder = 14 % 11;</text:p>
            <text:p text:style-name="Table_20_Contents">$count += 1;</text:p>
          </table:table-cell>
        </table:table-row>
        <table:table-row table:style-name="Table1.1">
          <table:table-cell table:style-name="Table1.A2" office:value-type="string">
            <text:p text:style-name="P1">If</text:p>
          </table:table-cell>
          <table:table-cell table:style-name="Table1.A2" office:value-type="string">
            <text:p text:style-name="Table_20_Contents">If count&gt;=5 and username = "Jim" Then</text:p>
            <text:p text:style-name="Table_20_Contents"><text:s text:c="2"/>Console.WriteLine("Yes")</text:p>
            <text:p text:style-name="Table_20_Contents">Else If username = "admin"</text:p>
            <text:p text:style-name="Table_20_Contents"><text:s text:c="2"/>Console.WriteLine("Admin")</text:p>
            <text:p text:style-name="Table_20_Contents">Else</text:p>
            <text:p text:style-name="Table_20_Contents"><text:s text:c="2"/>Console.WriteLine("No")</text:p>
            <text:p text:style-name="Table_20_Contents">End If</text:p>
          </table:table-cell>
          <table:table-cell table:style-name="Table1.A2" office:value-type="string">
            <text:p text:style-name="Table_20_Contents">if count&gt;=5 and username == "Jim":</text:p>
            <text:p text:style-name="Table_20_Contents"><text:s text:c="2"/>print("Yes")</text:p>
            <text:p text:style-name="Table_20_Contents">elif username == "admin":</text:p>
            <text:p text:style-name="Table_20_Contents"><text:s text:c="2"/>print("Admin")</text:p>
            <text:p text:style-name="Table_20_Contents">else:</text:p>
            <text:p text:style-name="Table_20_Contents"><text:s text:c="2"/>print("No")</text:p>
          </table:table-cell>
          <table:table-cell table:style-name="Table1.A2" office:value-type="string">
            <text:p text:style-name="Table_20_Contents">if (count&gt;=5 &amp;&amp; username.equals("Jim")) {</text:p>
            <text:p text:style-name="Table_20_Contents"><text:s text:c="2"/>System.out.println("Yes");</text:p>
            <text:p text:style-name="Table_20_Contents">}</text:p>
            <text:p text:style-name="Table_20_Contents">else if (username.equals("admin")) {</text:p>
            <text:p text:style-name="Table_20_Contents"><text:s text:c="2"/>System.out.println("Admin");</text:p>
            <text:p text:style-name="Table_20_Contents">}</text:p>
            <text:p text:style-name="Table_20_Contents">else {</text:p>
            <text:p text:style-name="Table_20_Contents"><text:s text:c="2"/>System.out.println("No");</text:p>
            <text:p text:style-name="Table_20_Contents">}</text:p>
          </table:table-cell>
          <table:table-cell table:style-name="Table1.E2" office:value-type="string">
            <text:p text:style-name="Table_20_Contents">if ($count&gt;=5 &amp;&amp; $username == "Jim") {</text:p>
            <text:p text:style-name="Table_20_Contents"><text:s text:c="2"/>echo "Yes\n";</text:p>
            <text:p text:style-name="Table_20_Contents">}</text:p>
            <text:p text:style-name="Table_20_Contents">elseif ($username == "admin") {</text:p>
            <text:p text:style-name="Table_20_Contents"><text:s text:c="2"/>echo "Admin\n";</text:p>
            <text:p text:style-name="Table_20_Contents">}</text:p>
            <text:p text:style-name="Table_20_Contents">else {</text:p>
            <text:p text:style-name="Table_20_Contents"><text:s text:c="2"/>echo "No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More If</text:p>
          </table:table-cell>
          <table:table-cell table:style-name="Table1.A2" office:value-type="string">
            <text:p text:style-name="Table_20_Contents">&lt;&gt; or</text:p>
          </table:table-cell>
          <table:table-cell table:style-name="Table1.A2" office:value-type="string">
            <text:p text:style-name="Table_20_Contents">Not or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For</text:p>
          </table:table-cell>
          <table:table-cell table:style-name="Table1.A2" office:value-type="string">
            <text:p text:style-name="Table_20_Contents">For i As Integer = 0 To username.Length – 1</text:p>
            <text:p text:style-name="Table_20_Contents"><text:s text:c="2"/>Console.WriteLine(username.Chars(i))</text:p>
            <text:p text:style-name="Table_20_Contents">Next</text:p>
          </table:table-cell>
          <table:table-cell table:style-name="Table1.A2" office:value-type="string">
            <text:p text:style-name="Table_20_Contents">for i in range(0,len(username)):</text:p>
            <text:p text:style-name="Table_20_Contents"><text:s text:c="2"/>print(username[i])</text:p>
          </table:table-cell>
          <table:table-cell table:style-name="Table1.A2" office:value-type="string">
            <text:p text:style-name="Table_20_Contents">for (int i = 0 ; i &lt; username.length() ; i++) {</text:p>
            <text:p text:style-name="Table_20_Contents"><text:s text:c="2"/>System.out.println(username.charAt(i));</text:p>
            <text:p text:style-name="Table_20_Contents">}</text:p>
          </table:table-cell>
          <table:table-cell table:style-name="Table1.E2" office:value-type="string">
            <text:p text:style-name="Table_20_Contents">for ($count = 0 ; $count &lt; strlen($username) ; $count++) {</text:p>
            <text:p text:style-name="Table_20_Contents"><text:s text:c="2"/>echo "$username[$count]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While</text:p>
          </table:table-cell>
          <table:table-cell table:style-name="Table1.A2" office:value-type="string">
            <text:p text:style-name="Table_20_Contents">Dim count as Integer = 0;</text:p>
            <text:p text:style-name="Table_20_Contents">Do While count &lt; 10</text:p>
            <text:p text:style-name="Table_20_Contents"><text:s text:c="2"/>Console.WriteLine("Count is " + count)</text:p>
            <text:p text:style-name="Table_20_Contents"><text:s text:c="2"/>count = count + 2</text:p>
            <text:p text:style-name="Table_20_Contents">Loop</text:p>
          </table:table-cell>
          <table:table-cell table:style-name="Table1.A2" office:value-type="string">
            <text:p text:style-name="Table_20_Contents">count = 0</text:p>
            <text:p text:style-name="Table_20_Contents">while count &lt; 10:</text:p>
            <text:p text:style-name="Table_20_Contents"><text:s text:c="2"/>print("Count is %s") % count</text:p>
            <text:p text:style-name="Table_20_Contents"><text:s text:c="2"/>count = count + 2</text:p>
          </table:table-cell>
          <table:table-cell table:style-name="Table1.A2" office:value-type="string">
            <text:p text:style-name="Table_20_Contents">int count = 0;</text:p>
            <text:p text:style-name="Table_20_Contents">while (count &lt; 10) {</text:p>
            <text:p text:style-name="Table_20_Contents"><text:s text:c="2"/>System.out.println("Count is " + count);</text:p>
            <text:p text:style-name="Table_20_Contents"><text:s text:c="2"/>count = count + 2;</text:p>
            <text:p text:style-name="Table_20_Contents">}</text:p>
          </table:table-cell>
          <table:table-cell table:style-name="Table1.E2" office:value-type="string">
            <text:p text:style-name="Table_20_Contents">$count = 0;</text:p>
            <text:p text:style-name="Table_20_Contents">while ($count &lt; 10) {</text:p>
            <text:p text:style-name="Table_20_Contents"><text:s text:c="2"/>echo "Count is ".$count."\n";</text:p>
            <text:p text:style-name="Table_20_Contents"><text:s text:c="2"/>$count = $count + 2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Do Until</text:p>
          </table:table-cell>
          <table:table-cell table:style-name="Table1.A2" office:value-type="string">
            <text:p text:style-name="Table_20_Contents">Dim word as String = "gibber"</text:p>
            <text:p text:style-name="Table_20_Contents">Do</text:p>
            <text:p text:style-name="Table_20_Contents"><text:s text:c="2"/>word = word + word</text:p>
            <text:p text:style-name="Table_20_Contents">Loop Until word.Length &lt; 1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ring word = "gibber";</text:p>
            <text:p text:style-name="Table_20_Contents">do {</text:p>
            <text:p text:style-name="Table_20_Contents"><text:s text:c="2"/>word = word + word;</text:p>
            <text:p text:style-name="Table_20_Contents">} while (word.length() &lt; 10);</text:p>
          </table:table-cell>
          <table:table-cell table:style-name="Table1.E2" office:value-type="string">
            <text:p text:style-name="Table_20_Contents">$word = "gibber";</text:p>
            <text:p text:style-name="Table_20_Contents">do {</text:p>
            <text:p text:style-name="Table_20_Contents"><text:s text:c="2"/>$word = $word . $word;</text:p>
            <text:p text:style-name="Table_20_Contents">}</text:p>
            <text:p text:style-name="Table_20_Contents">while (strlen($word) &lt; 10);</text:p>
            <text:p text:style-name="Table_20_Contents">echo $word;</text:p>
          </table:table-cell>
        </table:table-row>
        <table:table-row table:style-name="Table1.1">
          <table:table-cell table:style-name="Table1.A2" office:value-type="string">
            <text:p text:style-name="P1">Foreach</text:p>
          </table:table-cell>
          <table:table-cell table:style-name="Table1.A2" office:value-type="string">
            <text:p text:style-name="Table_20_Contents">Dim names() as String = {"Bob","Ben","Bill","Borris","Bin"}</text:p>
            <text:p text:style-name="Table_20_Contents">For Each name As String In names</text:p>
            <text:p text:style-name="Table_20_Contents"><text:s text:c="2"/>Console.WriteLine(name)</text:p>
            <text:p text:style-name="Table_20_Contents">Next name</text:p>
          </table:table-cell>
          <table:table-cell table:style-name="Table1.A2" office:value-type="string">
            <text:p text:style-name="Table_20_Contents">names = ("Bob","Ben","Bill","Borris","Bin")</text:p>
            <text:p text:style-name="Table_20_Contents">for name in names:</text:p>
            <text:p text:style-name="Table_20_Contents"><text:s text:c="2"/>print name</text:p>
          </table:table-cell>
          <table:table-cell table:style-name="Table1.A2" office:value-type="string">
            <text:p text:style-name="Table_20_Contents">String[] names = {"Bob","Ben","Bill","Borris","Bin"};</text:p>
            <text:p text:style-name="Table_20_Contents">for (String name: names) {</text:p>
            <text:p text:style-name="Table_20_Contents"><text:s text:c="2"/>System.out.println(name);</text:p>
            <text:p text:style-name="Table_20_Contents">}</text:p>
          </table:table-cell>
          <table:table-cell table:style-name="Table1.E2" office:value-type="string">
            <text:p text:style-name="Table_20_Contents">$names = array ("Bob","Ben","Bill","Borris","Bin")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ile Write</text:p>
          </table:table-cell>
          <table:table-cell table:style-name="Table1.A2" office:value-type="string">
            <text:p text:style-name="Table_20_Contents">Dim line_to_write as String = "Append to end of file"</text:p>
            <text:p text:style-name="Table_20_Contents">Dim f As New System.IO.StreamWriter("out.txt", False)</text:p>
            <text:p text:style-name="Table_20_Contents">f.WriteLine(line_to_write)</text:p>
            <text:p text:style-name="Table_20_Contents">f.Close()</text:p>
            <text:p text:style-name="Table_20_Contents"/>
            <text:p text:style-name="Table_20_Contents">'Alternate</text:p>
            <text:p text:style-name="Table_20_Contents">FileOpen(1, "out.txt", OpenMode.Append)</text:p>
            <text:p text:style-name="Table_20_Contents">WriteLine(1, line_to_write.ToCharArray)</text:p>
            <text:p text:style-name="Table_20_Contents">FileClose(1)</text:p>
            <text:p text:style-name="Table_20_Contents"/>
          </table:table-cell>
          <table:table-cell table:style-name="Table1.A2" office:value-type="string">
            <text:p text:style-name="Table_20_Contents">line_to_write = "Append to end of file"</text:p>
            <text:p text:style-name="Table_20_Contents">with open("out.txt", 'a') as file:</text:p>
            <text:p text:style-name="Table_20_Contents"><text:s text:c="2"/>file.write(line_to_write + "\n")</text:p>
            <text:p text:style-name="Table_20_Contents"/>
            <text:p text:style-name="Table_20_Contents">#Alternate</text:p>
            <text:p text:style-name="Table_20_Contents">file = open("out.txt", 'a')</text:p>
            <text:p text:style-name="Table_20_Contents">file.write(line_to_write + "\n")</text:p>
            <text:p text:style-name="Table_20_Contents">file.close()</text:p>
          </table:table-cell>
          <table:table-cell table:style-name="Table1.A2" office:value-type="string">
            <text:p text:style-name="Table_20_Contents">import java.io.*;</text:p>
            <text:p text:style-name="Table_20_Contents">-------------------------------------</text:p>
            <text:p text:style-name="Table_20_Contents">String line_to_write = "Append to end of file";</text:p>
            <text:p text:style-name="Table_20_Contents">try{</text:p>
            <text:p text:style-name="Table_20_Contents"><text:s text:c="2"/>BufferedWriter file = new BufferedWriter(new FileWriter("out.txt", true));</text:p>
            <text:p text:style-name="Table_20_Contents"><text:s text:c="2"/>file.write(line_to_write);</text:p>
            <text:p text:style-name="Table_20_Contents"><text:s text:c="2"/>file.close();</text:p>
            <text:p text:style-name="Table_20_Contents">}</text:p>
            <text:p text:style-name="Table_20_Contents">catch (Exception e)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to_write = "Append to end of file";</text:p>
            <text:p text:style-name="Table_20_Contents">$file = fopen("out.txt", "a");</text:p>
            <text:p text:style-name="Table_20_Contents">fwrite($file, $line_to_write. "\n");</text:p>
            <text:p text:style-name="Table_20_Contents">fclose($file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File Read</text:p>
          </table:table-cell>
          <table:table-cell table:style-name="Table1.A2" office:value-type="string">
            <text:p text:style-name="Table_20_Contents">Dim line_count as Integer = 0</text:p>
            <text:p text:style-name="Table_20_Contents">FileOpen(1, "in.txt", OpenMode.Input)</text:p>
            <text:p text:style-name="Table_20_Contents">Do While Not EOF(1)</text:p>
            <text:p text:style-name="Table_20_Contents"><text:s text:c="2"/>Console.WriteLine("Line " + line_count + ": " + LineInput(1))</text:p>
            <text:p text:style-name="Table_20_Contents"><text:s text:c="2"/>line_count += 1</text:p>
            <text:p text:style-name="Table_20_Contents">Loop</text:p>
            <text:p text:style-name="Table_20_Contents">FileClose(1)</text:p>
            <text:p text:style-name="Table_20_Contents"/>
            <text:p text:style-name="Table_20_Contents">'Alternate way of reading file</text:p>
            <text:p text:style-name="Table_20_Contents">Dim line_count as Integer = 0</text:p>
            <text:p text:style-name="Table_20_Contents">Dim file As New System.IO.StreamReader("in.txt")</text:p>
            <text:p text:style-name="Table_20_Contents">Do While file.Peek() &lt;&gt; -1</text:p>
            <text:p text:style-name="Table_20_Contents"><text:s text:c="2"/>Console.WriteLine("Line " + line_count + ": " + file.ReadLine())</text:p>
            <text:p text:style-name="Table_20_Contents"><text:s text:c="2"/>line_count += 1</text:p>
            <text:p text:style-name="Table_20_Contents">Loop</text:p>
            <text:p text:style-name="Table_20_Contents">file.Close()</text:p>
          </table:table-cell>
          <table:table-cell table:style-name="Table1.A2" office:value-type="string">
            <text:p text:style-name="Table_20_Contents">line_count = 0</text:p>
            <text:p text:style-name="Table_20_Contents">with open("in.txt", 'r') as file:</text:p>
            <text:p text:style-name="Table_20_Contents"><text:s text:c="2"/>for line in file:</text:p>
            <text:p text:style-name="Table_20_Contents"><text:s text:c="4"/>print("Line " + str(line_count) + ": " + line)</text:p>
            <text:p text:style-name="Table_20_Contents"><text:s text:c="4"/>line_count += 1</text:p>
            <text:p text:style-name="Table_20_Contents"/>
            <text:p text:style-name="Table_20_Contents">#Alternate way of reading file</text:p>
            <text:p text:style-name="Table_20_Contents">file = open("in.txt", 'r')</text:p>
            <text:p text:style-name="Table_20_Contents">for line in file:</text:p>
            <text:p text:style-name="Table_20_Contents"><text:s text:c="2"/>print("Line " + str(line_count) + ": " + line)</text:p>
            <text:p text:style-name="Table_20_Contents"><text:s text:c="2"/>line_count += 1</text:p>
            <text:p text:style-name="Table_20_Contents">file.close()</text:p>
          </table:table-cell>
          <table:table-cell table:style-name="Table1.A2" office:value-type="string">
            <text:p text:style-name="Table_20_Contents">import java.io.BufferedReader; //Add at top of file</text:p>
            <text:p text:style-name="Table_20_Contents">import java.io.FileReader;</text:p>
            <text:p text:style-name="Table_20_Contents">//------------------------------------------</text:p>
            <text:p text:style-name="Table_20_Contents">try {</text:p>
            <text:p text:style-name="Table_20_Contents"><text:s text:c="2"/>int line_count = 0;</text:p>
            <text:p text:style-name="Table_20_Contents"><text:s text:c="2"/>String line;</text:p>
            <text:p text:style-name="Table_20_Contents"><text:s text:c="2"/>BufferedReader input = <text:s/>new BufferedReader(new FileReader("in.txt"));</text:p>
            <text:p text:style-name="Table_20_Contents"><text:s text:c="2"/>while (( line = input.readLine()) != null) {</text:p>
            <text:p text:style-name="Table_20_Contents"><text:s text:c="4"/>System.out.println("Line " + line_count + ": " + line);</text:p>
            <text:p text:style-name="Table_20_Contents"><text:s text:c="4"/>line_count += 1;</text:p>
            <text:p text:style-name="Table_20_Contents"><text:s text:c="2"/>}</text:p>
            <text:p text:style-name="Table_20_Contents"><text:s text:c="2"/>input.close();</text:p>
            <text:p text:style-name="Table_20_Contents">}</text:p>
            <text:p text:style-name="Table_20_Contents">catch (Exception e) {</text:p>
            <text:p text:style-name="Table_20_Contents"><text:s text:c="2"/>System.err.println("Error: " + e.getMessage());</text:p>
            <text:p text:style-name="Table_20_Contents">}</text:p>
          </table:table-cell>
          <table:table-cell table:style-name="Table1.E2" office:value-type="string">
            <text:p text:style-name="Table_20_Contents">$line_count = 0;</text:p>
            <text:p text:style-name="Table_20_Contents">$file = fopen("in.txt", "r");</text:p>
            <text:p text:style-name="Table_20_Contents">while($line=fgets($file)) {</text:p>
            <text:p text:style-name="Table_20_Contents"><text:s text:c="2"/>echo "Line ".$line_count.": ".$line;</text:p>
            <text:p text:style-name="Table_20_Contents"><text:s text:c="2"/>$line_count += 1;</text:p>
            <text:p text:style-name="Table_20_Contents">}</text:p>
            <text:p text:style-name="Table_20_Contents">fclose($file);</text:p>
          </table:table-cell>
        </table:table-row>
        <table:table-row table:style-name="Table1.1">
          <table:table-cell table:style-name="Table1.A2" office:value-type="string">
            <text:p text:style-name="P1">String Concatenation</text:p>
          </table:table-cell>
          <table:table-cell table:style-name="Table1.A2" office:value-type="string">
            <text:p text:style-name="Table_20_Contents">fullname = forename &amp; " " &amp; surname</text:p>
          </table:table-cell>
          <table:table-cell table:style-name="Table1.A2" office:value-type="string">
            <text:p text:style-name="Table_20_Contents">fullname = forename + " " + surname</text:p>
            <text:p text:style-name="Table_20_Contents">fullname = "%s %s" % (forename, surname) #Altern</text:p>
          </table:table-cell>
          <table:table-cell table:style-name="Table1.A2" office:value-type="string">
            <text:p text:style-name="Table_20_Contents">fullname = forename + " " + surname;</text:p>
          </table:table-cell>
          <table:table-cell table:style-name="Table1.E2" office:value-type="string">
            <text:p text:style-name="Table_20_Contents">$fullname = $forename . " " . $surname;</text:p>
          </table:table-cell>
        </table:table-row>
        <table:table-row table:style-name="Table1.1">
          <table:table-cell table:style-name="Table1.A2" office:value-type="string">
            <text:p text:style-name="P1">Convert String to Integer and back</text:p>
          </table:table-cell>
          <table:table-cell table:style-name="Table1.A2" office:value-type="string">
            <text:p text:style-name="Table_20_Contents">Dim sum as Integer = val("5") + val(Console.ReadLine())</text:p>
            <text:p text:style-name="Table_20_Contents">Console.WriteLine(CStr(sum))</text:p>
          </table:table-cell>
          <table:table-cell table:style-name="Table1.A2" office:value-type="string">
            <text:p text:style-name="Table_20_Contents">sum = int("5") + int(input())</text:p>
            <text:p text:style-name="Table_20_Contents">print(str(sum))</text:p>
            <text:p text:style-name="Table_20_Contents">#Python has a cool string formatter</text:p>
            <text:p text:style-name="Table_20_Contents">print("The number is %s then %s" % sum, 27)</text:p>
          </table:table-cell>
          <table:table-cell table:style-name="Table1.A2" office:value-type="string">
            <text:p text:style-name="Table_20_Contents">int sum = Integer.parseInt("5") + Integer.parseInt(console.nextLine());</text:p>
            <text:p text:style-name="Table_20_Contents">System.out.println(<text:span text:style-name="Source_20_Text"><text:span text:style-name="T1">Integer.toString(sum</text:span></text:span>));</text:p>
          </table:table-cell>
          <table:table-cell table:style-name="Table1.E2" office:value-type="string">
            <text:p text:style-name="Table_20_Contents">int sum = intval("5") + intval(trim(fgets(STDIN)));</text:p>
            <text:p text:style-name="Table_20_Contents">echo (string)sum;</text:p>
          </table:table-cell>
        </table:table-row>
        <table:table-row table:style-name="Table1.1">
          <table:table-cell table:style-name="Table1.A2" office:value-type="string">
            <text:p text:style-name="P1">Convert Double to Int and back</text:p>
          </table:table-cell>
          <table:table-cell table:style-name="Table1.A2" office:value-type="string">
            <text:p text:style-name="Table_20_Contents">CInt</text:p>
            <text:p text:style-name="Table_20_Contents">Cdbl</text:p>
            <text:p text:style-name="Table_20_Contents">todo</text:p>
          </table:table-cell>
          <table:table-cell table:style-name="Table1.A2" office:value-type="string">
            <text:p text:style-name="Table_20_Contents">todo</text:p>
          </table:table-cell>
          <table:table-cell table:style-name="Table1.A2" office:value-type="string">
            <text:p text:style-name="Table_20_Contents">todo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Contents">Like[0-9]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Subroutine</text:p>
          </table:table-cell>
          <table:table-cell table:style-name="Table1.A2" office:value-type="string">
            <text:p text:style-name="Table_20_Contents">Sub sayHello()</text:p>
            <text:p text:style-name="Table_20_Contents"><text:s text:c="2"/>Console.WriteLine("Hello")</text:p>
            <text:p text:style-name="Table_20_Contents"><text:s text:c="2"/>Console.WriteLine("Goodbye")</text:p>
            <text:p text:style-name="Table_20_Contents">End Sub</text:p>
          </table:table-cell>
          <table:table-cell table:style-name="Table1.A2" office:value-type="string">
            <text:p text:style-name="Table_20_Contents">def say_hello():</text:p>
            <text:p text:style-name="Table_20_Contents"><text:s text:c="2"/>print("Hello")</text:p>
            <text:p text:style-name="Table_20_Contents"><text:s text:c="2"/>print("Goodbye")</text:p>
          </table:table-cell>
          <table:table-cell table:style-name="Table1.A2" office:value-type="string">
            <text:p text:style-name="Table_20_Contents">void sayHello() {</text:p>
            <text:p text:style-name="Table_20_Contents"><text:s text:c="2"/>System.out.println("Hello");</text:p>
            <text:p text:style-name="Table_20_Contents"><text:s text:c="2"/>System.out.println("Goodbye");</text:p>
            <text:p text:style-name="Table_20_Contents">}</text:p>
          </table:table-cell>
          <table:table-cell table:style-name="Table1.E2" office:value-type="string">
            <text:p text:style-name="Table_20_Contents">function sayHello() {</text:p>
            <text:p text:style-name="Table_20_Contents"><text:s text:c="2"/>echo "Hello";</text:p>
            <text:p text:style-name="Table_20_Contents"><text:s text:c="2"/>echo "Goodbye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Function with return value</text:p>
          </table:table-cell>
          <table:table-cell table:style-name="Table1.A2" office:value-type="string">
            <text:p text:style-name="Table_20_Contents">Function biggest(ByVal a as Integer, ByVal b as Integer) As Integer</text:p>
            <text:p text:style-name="Table_20_Contents"><text:s text:c="2"/>If a &gt; b Then <text:s/></text:p>
            <text:p text:style-name="Table_20_Contents"><text:s text:c="4"/>biggest = a</text:p>
            <text:p text:style-name="Table_20_Contents"><text:s text:c="2"/>Else</text:p>
            <text:p text:style-name="Table_20_Contents"><text:s text:c="4"/>biggest = b</text:p>
            <text:p text:style-name="Table_20_Contents"><text:s text:c="2"/>End if</text:p>
            <text:p text:style-name="Table_20_Contents">End Function</text:p>
          </table:table-cell>
          <table:table-cell table:style-name="Table1.A2" office:value-type="string">
            <text:p text:style-name="Table_20_Contents">def biggest(a,b):</text:p>
            <text:p text:style-name="Table_20_Contents"><text:s text:c="2"/>if a &gt; b:</text:p>
            <text:p text:style-name="Table_20_Contents"><text:s text:c="4"/>return a</text:p>
            <text:p text:style-name="Table_20_Contents"><text:s text:c="2"/>else:</text:p>
            <text:p text:style-name="Table_20_Contents"><text:s text:c="4"/>return b</text:p>
          </table:table-cell>
          <table:table-cell table:style-name="Table1.A2" office:value-type="string">
            <text:p text:style-name="Table_20_Contents">int biggest(int a, int b) {</text:p>
            <text:p text:style-name="Table_20_Contents"><text:s text:c="2"/>if (a &gt; b) {</text:p>
            <text:p text:style-name="Table_20_Contents"><text:s text:c="4"/>return a;</text:p>
            <text:p text:style-name="Table_20_Contents"><text:s text:c="2"/>}</text:p>
            <text:p text:style-name="Table_20_Contents"><text:s text:c="2"/>else {</text:p>
            <text:p text:style-name="Table_20_Contents"><text:s text:c="4"/>return b;</text:p>
            <text:p text:style-name="Table_20_Contents"><text:s text:c="2"/>}</text:p>
            <text:p text:style-name="Table_20_Contents">}</text:p>
          </table:table-cell>
          <table:table-cell table:style-name="Table1.E2" office:value-type="string">
            <text:p text:style-name="Table_20_Contents">function biggest ($a, $b) {</text:p>
            <text:p text:style-name="Table_20_Contents"><text:s text:c="2"/>if ($a &gt; $b) {</text:p>
            <text:p text:style-name="Table_20_Contents"><text:s text:c="4"/>return $a;</text:p>
            <text:p text:style-name="Table_20_Contents"><text:s text:c="2"/>}</text:p>
            <text:p text:style-name="Table_20_Contents"><text:s text:c="2"/>else {</text:p>
            <text:p text:style-name="Table_20_Contents"><text:s text:c="4"/>return $b;</text:p>
            <text:p text:style-name="Table_20_Contents"><text:s text:c="2"/>}</text:p>
            <text:p text:style-name="Table_20_Contents">}</text:p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>Parameters by reference</text:p>
          </table:table-cell>
          <table:table-cell table:style-name="Table1.A2" office:value-type="string">
            <text:p text:style-name="Table_20_Contents">Sub addMonkey(ByRef name as String) <text:s/>'Pass a reference to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is a monkey</text:p>
          </table:table-cell>
          <table:table-cell table:style-name="Table1.A2" office:value-type="string">
            <text:p text:style-name="Table_20_Contents">#Everything is a reference</text:p>
          </table:table-cell>
          <table:table-cell table:style-name="Table1.A2" office:value-type="string">
            <text:p text:style-name="Table_20_Contents">//All objects are passed as a referenc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Parameters by value</text:p>
          </table:table-cell>
          <table:table-cell table:style-name="Table1.A2" office:value-type="string">
            <text:p text:style-name="Table_20_Contents">Sub addMonkey(ByVal name as String) <text:s/>'use a Copy the text name</text:p>
            <text:p text:style-name="Table_20_Contents"><text:s text:c="2"/>name = name + " is a monkey"</text:p>
            <text:p text:style-name="Table_20_Contents">End Sub</text:p>
            <text:p text:style-name="Table_20_Contents">Console.WriteLine(addMonkey("Brian")) 'Brian .. is not a monkey!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//Primitive types are by value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Define Fixed Array</text:p>
          </table:table-cell>
          <table:table-cell table:style-name="Table1.A2" office:value-type="string">
            <text:p text:style-name="Table_20_Contents">Dim names(3) As String</text:p>
            <text:p text:style-name="Table_20_Contents">names(0) = "Bob"</text:p>
            <text:p text:style-name="Table_20_Contents">names(1) = "Foo"</text:p>
            <text:p text:style-name="Table_20_Contents">names(2) = "Rah"</text:p>
            <text:p text:style-name="Table_20_Contents">For Each name As String In names</text:p>
            <text:p text:style-name="Table_20_Contents"><text:s text:c="2"/>Console.WriteLine(name)</text:p>
            <text:p text:style-name="Table_20_Contents">Next</text:p>
            <text:p text:style-name="Table_20_Contents">Console.WriteLine("array size is " + names.Length)</text:p>
          </table:table-cell>
          <table:table-cell table:style-name="Table1.A2" office:value-type="string">
            <text:p text:style-name="Table_20_Contents">names = []</text:p>
            <text:p text:style-name="Table_20_Contents">names.insert(0,"Bob")</text:p>
            <text:p text:style-name="Table_20_Contents">names.insert(1,"Foo")</text:p>
            <text:p text:style-name="Table_20_Contents">names.insert(2,"Rah")</text:p>
            <text:p text:style-name="Table_20_Contents">for name in names:</text:p>
            <text:p text:style-name="Table_20_Contents"><text:s text:c="2"/>print(name)</text:p>
            <text:p text:style-name="Table_20_Contents">print ("array size is %s" % len(names))</text:p>
          </table:table-cell>
          <table:table-cell table:style-name="Table1.A2" office:value-type="string">
            <text:p text:style-name="Table_20_Contents">String[] names = new String[3];</text:p>
            <text:p text:style-name="Table_20_Contents">names[0] = "Bob";</text:p>
            <text:p text:style-name="Table_20_Contents">names[1] = "Foo";</text:p>
            <text:p text:style-name="Table_20_Contents">names[2] = "Rah";</text:p>
            <text:p text:style-name="Table_20_Contents">for (String name : names) {</text:p>
            <text:p text:style-name="Table_20_Contents"><text:s text:c="2"/>System.out.println(name);</text:p>
            <text:p text:style-name="Table_20_Contents">}</text:p>
            <text:p text:style-name="Table_20_Contents">System.out.println("array size is "+names.length);</text:p>
          </table:table-cell>
          <table:table-cell table:style-name="Table1.E2" office:value-type="string">
            <text:p text:style-name="Table_20_Contents">$names = array();</text:p>
            <text:p text:style-name="Table_20_Contents">$names[0] = "Bob";</text:p>
            <text:p text:style-name="Table_20_Contents">$names[1] = "Foo";</text:p>
            <text:p text:style-name="Table_20_Contents">$names[2] = "Rah";</text:p>
            <text:p text:style-name="Table_20_Contents">foreach ($names as $name) {</text:p>
            <text:p text:style-name="Table_20_Contents"><text:s text:c="2"/>echo $name."\n";</text:p>
            <text:p text:style-name="Table_20_Contents">}</text:p>
            <text:p text:style-name="Table_20_Contents">echo "array size is ".count($names);</text:p>
          </table:table-cell>
        </table:table-row>
        <table:table-row table:style-name="Table1.1">
          <table:table-cell table:style-name="Table1.A2" office:value-type="string">
            <text:p text:style-name="P1">2D Arrays</text:p>
          </table:table-cell>
          <table:table-cell table:style-name="Table1.A2" office:value-type="string">
            <text:p text:style-name="Table_20_Contents">Dim grid(10,10) as Inetger</text:p>
            <text:p text:style-name="Table_20_Contents">grid(5,5) = 1</text:p>
          </table:table-cell>
          <table:table-cell table:style-name="Table1.A2" office:value-type="string">
            <text:p text:style-name="Table_20_Contents">grid = {} <text:s/>#Not really a 2D array (it's a hash)</text:p>
            <text:p text:style-name="Table_20_Contents">for x in range(10): #Fill the grid with 0's</text:p>
            <text:p text:style-name="Table_20_Contents"><text:s text:c="2"/>for y in range(10):</text:p>
            <text:p text:style-name="Table_20_Contents"><text:s text:c="4"/>grid[(x,y)] = 0</text:p>
            <text:p text:style-name="Table_20_Contents">grid[(5,5)] = 1</text:p>
          </table:table-cell>
          <table:table-cell table:style-name="Table1.A2" office:value-type="string">
            <text:p text:style-name="Table_20_Contents">int[][] grid = new int[10][10];</text:p>
            <text:p text:style-name="Table_20_Contents">grid[5][5] = 1;</text:p>
          </table:table-cell>
          <table:table-cell table:style-name="Table1.E2" office:value-type="string">
            <text:p text:style-name="Table_20_Contents">$grid = array(array());</text:p>
            <text:p text:style-name="Table_20_Contents">for ($x=0;$x&lt;10;$x++) { #Fill the grid with 0's</text:p>
            <text:p text:style-name="Table_20_Contents"><text:s text:c="2"/>for ($y=0;$y&lt;10;$y++) {</text:p>
            <text:p text:style-name="Table_20_Contents"><text:s text:c="4"/>$grid[$x][$y] = 0;</text:p>
            <text:p text:style-name="Table_20_Contents"><text:s text:c="2"/>}</text:p>
            <text:p text:style-name="Table_20_Contents">}</text:p>
            <text:p text:style-name="Table_20_Contents">$grid[5][5] = 1;</text:p>
          </table:table-cell>
        </table:table-row>
        <table:table-row table:style-name="Table1.1">
          <table:table-cell table:style-name="Table1.A2" office:value-type="string">
            <text:p text:style-name="P1">Linked List</text:p>
          </table:table-cell>
          <table:table-cell table:style-name="Table1.A2" office:value-type="string">
            <text:p text:style-name="Table_20_Contents">Dim list As New LinkedList(Of String)</text:p>
            <text:p text:style-name="Table_20_Contents">list.AddLast("Bill")</text:p>
            <text:p text:style-name="Table_20_Contents">list.AddLast("Ben")</text:p>
            <text:p text:style-name="Table_20_Contents">list.AddLast("Bob")</text:p>
            <text:p text:style-name="Table_20_Contents">list.Remove("Ben")</text:p>
            <text:p text:style-name="Table_20_Contents">list.RemoveLast()</text:p>
            <text:p text:style-name="Table_20_Contents">list.AddFirst("Kim")</text:p>
            <text:p text:style-name="Table_20_Contents">For Each item In list</text:p>
            <text:p text:style-name="Table_20_Contents"><text:s text:c="2"/>Console.WriteLine(item)</text:p>
            <text:p text:style-name="Table_20_Contents">Next</text:p>
            <text:p text:style-name="Table_20_Contents">Console.WriteLine("list size is " + list.Count)</text:p>
            <text:p text:style-name="Table_20_Contents"/>
            <text:p text:style-name="Table_20_Contents">'Alternate – notes old redim way – more needed</text:p>
            <text:p text:style-name="Table_20_Contents">ReDim Preserve ArrayName(LowerValue To HigherValue)</text:p>
          </table:table-cell>
          <table:table-cell table:style-name="Table1.A2" office:value-type="string">
            <text:p text:style-name="Table_20_Contents">list = []</text:p>
            <text:p text:style-name="Table_20_Contents">list.append("Bill")</text:p>
            <text:p text:style-name="Table_20_Contents">list.append("Ben")</text:p>
            <text:p text:style-name="Table_20_Contents">list.append("Bob")</text:p>
            <text:p text:style-name="Table_20_Contents">list.remove("Ben")</text:p>
            <text:p text:style-name="Table_20_Contents">list.pop()</text:p>
            <text:p text:style-name="Table_20_Contents">list.insert(0,"Kim")</text:p>
            <text:p text:style-name="Table_20_Contents">for name in list:</text:p>
            <text:p text:style-name="Table_20_Contents"><text:s text:c="2"/>print(name)</text:p>
            <text:p text:style-name="Table_20_Contents">print("list size is %s" % len(list))</text:p>
          </table:table-cell>
          <table:table-cell table:style-name="Table1.A2" office:value-type="string">
            <text:p text:style-name="Table_20_Contents">import java.util.LinkedList;</text:p>
            <text:p text:style-name="Table_20_Contents">//----------------------------------------</text:p>
            <text:p text:style-name="Table_20_Contents">LinkedList&lt;String&gt; list = new LinkedList&lt;String&gt;();</text:p>
            <text:p text:style-name="Table_20_Contents">list.addLast("Bill");</text:p>
            <text:p text:style-name="Table_20_Contents">list.addLast("Ben");</text:p>
            <text:p text:style-name="Table_20_Contents">list.addLast("Bob");</text:p>
            <text:p text:style-name="Table_20_Contents">list.remove("Ben");</text:p>
            <text:p text:style-name="Table_20_Contents">list.removeLast();</text:p>
            <text:p text:style-name="Table_20_Contents">list.addFirst("Kim");</text:p>
            <text:p text:style-name="Table_20_Contents">For (String item : list) {</text:p>
            <text:p text:style-name="Table_20_Contents"><text:s text:c="2"/>System.out.println(item);</text:p>
            <text:p text:style-name="Table_20_Contents">}</text:p>
            <text:p text:style-name="Table_20_Contents">System.out.println("list size is " + list.size());</text:p>
          </table:table-cell>
          <table:table-cell table:style-name="Table1.E2" office:value-type="string">
            <text:p text:style-name="Table_20_Contents">$list = array();</text:p>
            <text:p text:style-name="Table_20_Contents">$list[] = "Bill"; #Add to end of array</text:p>
            <text:p text:style-name="Table_20_Contents">$list[] = "Ben";</text:p>
            <text:p text:style-name="Table_20_Contents">$list[] = "Bob";</text:p>
            <text:p text:style-name="Table_20_Contents">unset($list[1]); #No language feature to search for</text:p>
            <text:p text:style-name="Table_20_Contents">array_pop($list); #Remove last item</text:p>
            <text:p text:style-name="Table_20_Contents">array_unshift($list, "Kim"); #Add first</text:p>
            <text:p text:style-name="Table_20_Contents">foreach ($list as $name) {</text:p>
            <text:p text:style-name="Table_20_Contents"><text:s text:c="2"/>echo $name."\n";</text:p>
            <text:p text:style-name="Table_20_Contents">}</text:p>
            <text:p text:style-name="Table_20_Contents">echo "list size is ".count($list);</text:p>
          </table:table-cell>
        </table:table-row>
        <text:soft-page-break/>
        <table:table-row table:style-name="Table1.1">
          <table:table-cell table:style-name="Table1.A2" office:value-type="string">
            <text:p text:style-name="P1">Define Dictionary/Map</text:p>
          </table:table-cell>
          <table:table-cell table:style-name="Table1.A2" office:value-type="string">
            <text:p text:style-name="P4">Dim dict As New Dictionary(Of String, String)</text:p>
            <text:p text:style-name="P4">dict.Add("Joe", 77)</text:p>
            <text:p text:style-name="P4">dict.Add("Jane", 51)</text:p>
            <text:p text:style-name="P4">For Each key In dict.Keys</text:p>
            <text:p text:style-name="P4"><text:s text:c="2"/>Console.WriteLine("Key: " + key + " Value: " + dict(key))</text:p>
            <text:p text:style-name="P4">Next</text:p>
          </table:table-cell>
          <table:table-cell table:style-name="Table1.A2" office:value-type="string">
            <text:p text:style-name="Table_20_Contents">dict = {}</text:p>
            <text:p text:style-name="Table_20_Contents">dict["Joe"] = 77</text:p>
            <text:p text:style-name="Table_20_Contents">dict["Jane"] = 51</text:p>
            <text:p text:style-name="Table_20_Contents">for key in dict.keys():</text:p>
            <text:p text:style-name="Table_20_Contents"><text:s text:c="2"/>print("Key: %s Value: %s" % (key,dict[key]))</text:p>
            <text:p text:style-name="Table_20_Contents"/>
            <text:p text:style-name="Table_20_Contents">#todo add contains</text:p>
          </table:table-cell>
          <table:table-cell table:style-name="Table1.A2" office:value-type="string">
            <text:p text:style-name="Table_20_Contents">import java.util.HashMap;</text:p>
            <text:p text:style-name="Table_20_Contents">//-----------------------------------</text:p>
            <text:p text:style-name="Table_20_Contents">HashMap&lt;String,Integer&gt; dict = new HashMap&lt;String,Integer&gt;();</text:p>
            <text:p text:style-name="Table_20_Contents">dict.put("Joe",77);</text:p>
            <text:p text:style-name="Table_20_Contents">dict.put("Jane",51);</text:p>
            <text:p text:style-name="Table_20_Contents">for (String key : dict.keySet()) {</text:p>
            <text:p text:style-name="Table_20_Contents"><text:s text:c="2"/>System.out.println("Key: " + key + " Value: " + dict.get(key));</text:p>
            <text:p text:style-name="Table_20_Contents">}</text:p>
          </table:table-cell>
          <table:table-cell table:style-name="Table1.E2" office:value-type="string">
            <text:p text:style-name="Table_20_Contents">$dict = array();</text:p>
            <text:p text:style-name="Table_20_Contents">$dict['Joe'] = 77;</text:p>
            <text:p text:style-name="Table_20_Contents">$dict['Jane'] = 51;</text:p>
            <text:p text:style-name="Table_20_Contents">foreach($dict as $key){ //$key =&gt; $value</text:p>
            <text:p text:style-name="Table_20_Contents"><text:s text:c="2"/>echo "Key: ".$key." Value: ".$dict[$key]."\n";</text:p>
            <text:p text:style-name="Table_20_Contents">}</text:p>
          </table:table-cell>
        </table:table-row>
        <table:table-row table:style-name="Table1.1">
          <table:table-cell table:style-name="Table1.A2" office:value-type="string">
            <text:p text:style-name="P1">Error Handling</text:p>
          </table:table-cell>
          <table:table-cell table:style-name="Table1.A2" office:value-type="string">
            <text:p text:style-name="Table_20_Contents">Try</text:p>
            <text:p text:style-name="Table_20_Contents"><text:s text:c="2"/>'thing that may error</text:p>
            <text:p text:style-name="Table_20_Contents">Catch ex As Exception</text:p>
            <text:p text:style-name="Table_20_Contents"><text:s text:c="2"/>'what to do if things go wrong</text:p>
            <text:p text:style-name="Table_20_Contents">End Try</text:p>
          </table:table-cell>
          <table:table-cell table:style-name="Table1.A2" office:value-type="string">
            <text:p text:style-name="Table_20_Contents">try:</text:p>
            <text:p text:style-name="Table_20_Contents"><text:s text:c="2"/>#thing that may error</text:p>
            <text:p text:style-name="Table_20_Contents">except:</text:p>
            <text:p text:style-name="Table_20_Contents"><text:s text:c="2"/>#what to do if things go wrong</text:p>
          </table:table-cell>
          <table:table-cell table:style-name="Table1.A2" office:value-type="string">
            <text:p text:style-name="Table_20_Contents">try {</text:p>
            <text:p text:style-name="Table_20_Contents"><text:s text:c="2"/>//thing that may error</text:p>
            <text:p text:style-name="Table_20_Contents">}</text:p>
            <text:p text:style-name="Table_20_Contents">catch (Exception e) {</text:p>
            <text:p text:style-name="Table_20_Contents"><text:s text:c="2"/>//what to do if things go wrong</text:p>
            <text:p text:style-name="Table_20_Contents">}</text:p>
          </table:table-cell>
          <table:table-cell table:style-name="Table1.E2" office:value-type="string">
            <text:p text:style-name="Table_20_Contents">todo</text:p>
          </table:table-cell>
        </table:table-row>
        <table:table-row table:style-name="Table1.1">
          <table:table-cell table:style-name="Table1.A2" office:value-type="string">
            <text:p text:style-name="P1">Split Strings</text:p>
          </table:table-cell>
          <table:table-cell table:style-name="Table1.A2" office:value-type="string">
            <text:p text:style-name="Table_20_Contents">Const csv_line_test as String = "Jane,09/09/1989,Female,Blue"</text:p>
            <text:p text:style-name="Table_20_Contents">Dim line_split() = csv_line_test.Split(",")</text:p>
            <text:p text:style-name="Table_20_Contents"/>
          </table:table-cell>
          <table:table-cell table:style-name="Table1.A2" office:value-type="string">
            <text:p text:style-name="Table_20_Contents">csv_line_test = "Jane,09/09/1989,Female,Blue"</text:p>
            <text:p text:style-name="Table_20_Contents">line_split = csv_line_test.split(",")</text:p>
          </table:table-cell>
          <table:table-cell table:style-name="Table1.A2" office:value-type="string">
            <text:p text:style-name="Table_20_Contents">final String csv_line_test = "Jane,09/09/1989,Female,Blue";</text:p>
            <text:p text:style-name="Table_20_Contents">String[] line_split = <text:s/>csv_line_test.split(",");</text:p>
          </table:table-cell>
          <table:table-cell table:style-name="Table1.E2" office:value-type="string">
            <text:p text:style-name="Table_20_Contents">$csv_line_test = "Jane,09/09/1989,Female,Blue";</text:p>
            <text:p text:style-name="Table_20_Contents">$line_split = explode(",", $csv_line_test);</text:p>
          </table:table-cell>
        </table:table-row>
        <table:table-row table:style-name="Table1.1">
          <table:table-cell table:style-name="Table1.A2" office:value-type="string">
            <text:p text:style-name="P1">Random Number</text:p>
          </table:table-cell>
          <table:table-cell table:style-name="Table1.A2" office:value-type="string">
            <text:p text:style-name="Table_20_Contents">Dim random_generator As Random = New Random</text:p>
            <text:p text:style-name="Table_20_Contents"/>
            <text:p text:style-name="Table_20_Contents">Dim new_num As Integer = random_generator.Next(0, 100)</text:p>
            <text:p text:style-name="Table_20_Contents">Dim new_fraction As Double = random_generator.</text:p>
          </table:table-cell>
          <table:table-cell table:style-name="Table1.A2" office:value-type="string">
            <text:p text:style-name="Table_20_Contents">import random</text:p>
            <text:p text:style-name="Table_20_Contents"/>
            <text:p text:style-name="Table_20_Contents">new_num = random.randint(0, 100)</text:p>
            <text:p text:style-name="Table_20_Contents">new_fraction = random.random()</text:p>
          </table:table-cell>
          <table:table-cell table:style-name="Table1.A2" office:value-type="string">
            <text:p text:style-name="Table_20_Contents">import java.util.Random;</text:p>
            <text:p text:style-name="Table_20_Contents"/>
            <text:p text:style-name="Table_20_Contents">Random random_generator = new Random();</text:p>
            <text:p text:style-name="Table_20_Contents"/>
            <text:p text:style-name="Table_20_Contents">int new_num = random_generator.nextInt(100);</text:p>
            <text:p text:style-name="Table_20_Contents">double new_fraction = random_generator.nextDouble();</text:p>
          </table:table-cell>
          <table:table-cell table:style-name="Table1.E2" office:value-type="string">
            <text:p text:style-name="Table_20_Contents">$new_num = rand(0, 100);</text:p>
            <text:p text:style-name="Table_20_Contents">$new_fraction = rand();</text:p>
          </table:table-cell>
        </table:table-row>
        <table:table-row table:style-name="Table1.1">
          <table:table-cell table:style-name="Table1.A2" office:value-type="string">
            <text:p text:style-name="P1">Switch</text:p>
          </table:table-cell>
          <table:table-cell table:style-name="Table1.A2" office:value-type="string">
            <text:p text:style-name="Table_20_Contents">Dim nCPU as Integer</text:p>
            <text:p text:style-name="Table_20_Contents">Select Case nCPU</text:p>
            <text:p text:style-name="Table_20_Contents"><text:s text:c="4"/>Case 0</text:p>
            <text:p text:style-name="Table_20_Contents"><text:s text:c="8"/>'No CPU!</text:p>
            <text:p text:style-name="Table_20_Contents"><text:s text:c="4"/>Case 1</text:p>
            <text:p text:style-name="Table_20_Contents"><text:s text:c="8"/>'Single CPU</text:p>
            <text:p text:style-name="Table_20_Contents"><text:s text:c="4"/>Case 2</text:p>
            <text:p text:style-name="Table_20_Contents"><text:s text:c="8"/>'Dual CPU machine</text:p>
            <text:p text:style-name="Table_20_Contents"><text:s text:c="4"/>Case 4</text:p>
            <text:p text:style-name="Table_20_Contents"><text:s text:c="8"/>'Quad CPU machine</text:p>
            <text:p text:style-name="Table_20_Contents"><text:s text:c="4"/>Case 3, 5 To 8</text:p>
            <text:p text:style-name="Table_20_Contents"><text:s text:c="8"/>'3, 5, 6, 7, 8 CPU's</text:p>
            <text:p text:style-name="Table_20_Contents"><text:s text:c="4"/>Case Else</text:p>
            <text:p text:style-name="Table_20_Contents"><text:s text:c="8"/>'Something more than 8</text:p>
            <text:p text:style-name="Table_20_Contents">End Select</text:p>
          </table:table-cell>
          <table:table-cell table:style-name="Table1.A2" office:value-type="string">
            <text:p text:style-name="Table_20_Contents">todo</text:p>
          </table:table-cell>
          <table:table-cell table:style-name="Table1.A2" office:value-type="string">
            <text:p text:style-name="Table_20_Contents">todo</text:p>
            <text:p text:style-name="Table_20_Contents">//Cant swich on strings</text:p>
          </table:table-cell>
          <table:table-cell table:style-name="Table1.E2" office:value-type="string">
            <text:p text:style-name="Table_20_Contents">switch (condition) {</text:p>
            <text:p text:style-name="Table_20_Contents"/>
            <text:p text:style-name="Table_20_Contents"><text:s text:c="3"/>case "value1" :</text:p>
            <text:p text:style-name="Table_20_Contents"><text:s text:c="3"/>block of coding;</text:p>
            <text:p text:style-name="Table_20_Contents"><text:s text:c="3"/>if the condition equals value1;</text:p>
            <text:p text:style-name="Table_20_Contents"><text:s text:c="3"/>break;</text:p>
            <text:p text:style-name="Table_20_Contents"/>
            <text:p text:style-name="Table_20_Contents"><text:s text:c="3"/>case "value2" :</text:p>
            <text:p text:style-name="Table_20_Contents"><text:s text:c="3"/>block of coding;</text:p>
            <text:p text:style-name="Table_20_Contents"><text:s text:c="3"/>if the condition equals value2;</text:p>
            <text:p text:style-name="Table_20_Contents"><text:s text:c="3"/>break;</text:p>
            <text:p text:style-name="Table_20_Contents"/>
            <text:p text:style-name="Table_20_Contents"><text:s text:c="3"/>default :</text:p>
            <text:p text:style-name="Table_20_Contents"><text:s text:c="3"/>block of coding;</text:p>
            <text:p text:style-name="Table_20_Contents"><text:s text:c="3"/>if the condition does not equal value1 or value2;</text:p>
            <text:p text:style-name="Table_20_Contents"><text:s text:c="3"/>break;</text:p>
            <text:p text:style-name="Table_20_Contents"/>
            <text:p text:style-name="Table_20_Contents"><text:s text:c="3"/>}</text:p>
          </table:table-cell>
        </table:table-row>
        <table:table-row table:style-name="Table1.1">
          <table:table-cell table:style-name="Table1.A2" office:value-type="string">
            <text:p text:style-name="P1">Class</text:p>
          </table:table-cell>
          <table:table-cell table:style-name="Table1.A2" office:value-type="string">
            <text:p text:style-name="Table_20_Contents">Class Star</text:p>
            <text:p text:style-name="Table_20_Contents"><text:s text:c="4"/>Public x As Integer</text:p>
            <text:p text:style-name="Table_20_Contents"><text:s text:c="4"/>Public y As Integer</text:p>
            <text:p text:style-name="Table_20_Contents"><text:s text:c="4"/>Public speed As Integer</text:p>
            <text:p text:style-name="Table_20_Contents">End Class</text:p>
            <text:p text:style-name="Table_20_Contents">...</text:p>
            <text:p text:style-name="Table_20_Contents">Dim s as Star = New Star()</text:p>
            <text:p text:style-name="Table_20_Contents">s.x = 100</text:p>
          </table:table-cell>
          <table:table-cell table:style-name="Table1.A2" office:value-type="string">
            <text:p text:style-name="Table_20_Contents">class Star:</text:p>
            <text:p text:style-name="Table_20_Contents"><text:s text:c="2"/>x = 0</text:p>
            <text:p text:style-name="Table_20_Contents"><text:s text:c="2"/>y = 0</text:p>
            <text:p text:style-name="Table_20_Contents"><text:s text:c="2"/>speed = 0</text:p>
            <text:p text:style-name="Table_20_Contents">...</text:p>
            <text:p text:style-name="Table_20_Contents">s = Star()</text:p>
            <text:p text:style-name="Table_20_Contents">s.x = 100</text:p>
          </table:table-cell>
          <table:table-cell table:style-name="Table1.A2" office:value-type="string">
            <text:p text:style-name="Table_20_Contents">class Star {</text:p>
            <text:p text:style-name="Table_20_Contents"><text:s text:c="2"/>public int x;</text:p>
            <text:p text:style-name="Table_20_Contents"><text:s text:c="2"/>public int y;</text:p>
            <text:p text:style-name="Table_20_Contents"><text:s text:c="2"/>public int speed;</text:p>
            <text:p text:style-name="Table_20_Contents">}</text:p>
            <text:p text:style-name="Table_20_Contents">...</text:p>
            <text:p text:style-name="Table_20_Contents">Star s = new Star();</text:p>
            <text:p text:style-name="Table_20_Contents">s.x = 100;</text:p>
            <text:p text:style-name="Table_20_Contents"/>
          </table:table-cell>
          <table:table-cell table:style-name="Table1.E2" office:value-type="string">
            <text:p text:style-name="Table_20_Contents">class Star {</text:p>
            <text:p text:style-name="Table_20_Contents"><text:s text:c="2"/>public $x;</text:p>
            <text:p text:style-name="Table_20_Contents"><text:s text:c="2"/>public $y;</text:p>
            <text:p text:style-name="Table_20_Contents"><text:s text:c="2"/>public $speed;</text:p>
            <text:p text:style-name="Table_20_Contents">}</text:p>
            <text:p text:style-name="Table_20_Contents">…</text:p>
            <text:p text:style-name="Table_20_Contents">$s = new Star();</text:p>
            <text:p text:style-name="Table_20_Contents">$s-&gt;x = 100;</text:p>
          </table:table-cell>
        </table:table-row>
        <table:table-row table:style-name="Table1.1">
          <table:table-cell table:style-name="Table1.A2" office:value-type="string">
            <text:p text:style-name="P1">Read CSV into <text:s/>array of class's</text:p>
          </table:table-cell>
          <table:table-cell table:style-name="Table1.A2" office:value-type="string">
            <text:p text:style-name="Standard">Module Module1</text:p>
            <text:p text:style-name="P4"><text:s text:c="2"/>Class Student</text:p>
            <text:p text:style-name="P4"><text:s text:c="6"/>Public forname As String</text:p>
            <text:p text:style-name="P4"><text:s text:c="6"/>Public surname As String</text:p>
            <text:p text:style-name="P4"><text:s text:c="6"/>Public dob As Date</text:p>
            <text:p text:style-name="P4"><text:s text:c="2"/>End Class</text:p>
            <text:p text:style-name="P4"/>
            <text:p text:style-name="P4"><text:s text:c="2"/>Const filename As String = "c:\test.csv"</text:p>
            <text:p text:style-name="P4"><text:s text:c="2"/>Dim students As New LinkedList(Of Student)</text:p>
            <text:p text:style-name="P4"/>
            <text:p text:style-name="P4"><text:s text:c="2"/>Sub Main()</text:p>
            <text:p text:style-name="P4"><text:s text:c="6"/>Dim objReader As New System.IO.StreamReader(filename)</text:p>
            <text:p text:style-name="P4"><text:s text:c="6"/>Do While objReader.Peek() &lt;&gt; -1</text:p>
            <text:p text:style-name="P4"><text:s text:c="10"/>Dim line_split() = objReader.ReadLine().Split(",")</text:p>
            <text:p text:style-name="P4"><text:s text:c="10"/>Dim new_student As Student = New Student()</text:p>
            <text:p text:style-name="P4"><text:s text:c="10"/>new_student.forname = line_split(0)</text:p>
            <text:p text:style-name="P4"><text:s text:c="10"/>new_student.surname = line_split(1)</text:p>
            <text:p text:style-name="P4"><text:s text:c="10"/>new_student.dob = Date.Parse(line_split(2))</text:p>
            <text:p text:style-name="P4"><text:s text:c="10"/>students.AddLast(new_student)</text:p>
            <text:p text:style-name="P4"><text:s text:c="6"/>Loop</text:p>
            <text:p text:style-name="P4"><text:s text:c="6"/>objReader.Close()</text:p>
            <text:p text:style-name="P4"><text:s text:c="6"/>Console.WriteLine("Loaded "&amp;students.Count&amp;" students")</text:p>
            <text:p text:style-name="P4"><text:s text:c="2"/>End Sub</text:p>
            <text:p text:style-name="P4">End Module</text:p>
          </table:table-cell>
          <table:table-cell table:style-name="Table1.A2" office:value-type="string">
            <text:p text:style-name="Table_20_Contents">from datetime import date</text:p>
            <text:p text:style-name="Table_20_Contents"/>
            <text:p text:style-name="Table_20_Contents">class Student:</text:p>
            <text:p text:style-name="Table_20_Contents"><text:s text:c="2"/>forename = ""</text:p>
            <text:p text:style-name="Table_20_Contents"><text:s text:c="2"/>surname <text:s/>= ""</text:p>
            <text:p text:style-name="Table_20_Contents"><text:s text:c="2"/>dob <text:s text:c="5"/>= date.today()</text:p>
            <text:p text:style-name="Table_20_Contents"/>
            <text:p text:style-name="Table_20_Contents">students = []</text:p>
            <text:p text:style-name="Table_20_Contents">filename = "c:\\test.csv"</text:p>
            <text:p text:style-name="Table_20_Contents"/>
            <text:p text:style-name="Table_20_Contents">with open(filename, 'r') as file:</text:p>
            <text:p text:style-name="Table_20_Contents"><text:s text:c="2"/>for line in file:</text:p>
            <text:p text:style-name="Table_20_Contents"><text:s text:c="4"/>line_split = line.split(",")</text:p>
            <text:p text:style-name="Table_20_Contents"><text:s text:c="4"/>new_student = Student()</text:p>
            <text:p text:style-name="Table_20_Contents"><text:s text:c="4"/>new_student.forname = line_split[0]</text:p>
            <text:p text:style-name="Table_20_Contents"><text:s text:c="4"/>new_student.surname = line_split[1]</text:p>
            <text:p text:style-name="Table_20_Contents"><text:s text:c="4"/>new_student.date <text:s text:c="3"/>= line_split[2] #rrr</text:p>
            <text:p text:style-name="Table_20_Contents"><text:s text:c="4"/>students.append(new_student)</text:p>
            <text:p text:style-name="Table_20_Contents">print("Loaded %s students" % len(students))</text:p>
          </table:table-cell>
          <table:table-cell table:style-name="Table1.A2" office:value-type="string">
            <text:p text:style-name="P2">import java.util.Date;</text:p>
            <text:p text:style-name="P2">import java.util.LinkedList;</text:p>
            <text:p text:style-name="P2">import java.io.BufferedReader;</text:p>
            <text:p text:style-name="P2">import java.io.FileReader;</text:p>
            <text:p text:style-name="P2"/>
            <text:p text:style-name="P2">public class CSVTest {</text:p>
            <text:p text:style-name="P2"><text:s text:c="2"/>final String filename = "c:\\test.csv";</text:p>
            <text:p text:style-name="P2"><text:s text:c="2"/>LinkedList&lt;Student&gt; students = new LinkedList&lt;Student&gt;();</text:p>
            <text:p text:style-name="P2"/>
            <text:p text:style-name="P2"><text:s text:c="2"/>public CSVTest() {</text:p>
            <text:p text:style-name="P2"><text:s text:c="4"/>try {</text:p>
            <text:p text:style-name="P2"><text:s text:c="6"/>BufferedReader input = new BufferedReader(new FileReader(filename));</text:p>
            <text:p text:style-name="P2"><text:s text:c="6"/>String line;</text:p>
            <text:p text:style-name="P2"><text:s text:c="6"/>while ((line = input.readLine()) != null) {</text:p>
            <text:p text:style-name="P2"><text:s text:c="8"/>String[] line_split = line.split(",");</text:p>
            <text:p text:style-name="P2"><text:s text:c="8"/>Student new_student = new Student();</text:p>
            <text:p text:style-name="P2"><text:s text:c="8"/>new_student.forename = line_split[0];</text:p>
            <text:p text:style-name="P2"><text:s text:c="8"/>new_student.surname <text:s/>= line_split[1];</text:p>
            <text:p text:style-name="P2"><text:s text:c="8"/>new_student.dob <text:s text:c="5"/>= new Date(line_split[2]);</text:p>
            <text:p text:style-name="P2"><text:s text:c="8"/>students.addLast(new_student);</text:p>
            <text:p text:style-name="P2"><text:s text:c="6"/>}</text:p>
            <text:p text:style-name="P2"><text:s text:c="6"/>input.close();</text:p>
            <text:p text:style-name="P2"><text:s text:c="6"/>System.out.println("Loaded " + students.size() + " students");</text:p>
            <text:p text:style-name="P2"><text:s text:c="4"/>}</text:p>
            <text:p text:style-name="P2"><text:s text:c="4"/>catch (Exception e) {System.out.println("Error Loading "+filename);}</text:p>
            <text:p text:style-name="P2"><text:s text:c="2"/>}</text:p>
            <text:p text:style-name="P2"><text:s text:c="2"/></text:p>
            <text:p text:style-name="P2"><text:s text:c="2"/>public static void main(String[] args) {new CSVTest();}</text:p>
            <text:p text:style-name="P2">} <text:s/></text:p>
            <text:p text:style-name="P2"/>
            <text:p text:style-name="P2">class Student {</text:p>
            <text:p text:style-name="P2"><text:s text:c="2"/>public String forename;</text:p>
            <text:p text:style-name="P2"><text:s text:c="2"/>public String surname;</text:p>
            <text:p text:style-name="P2"><text:s text:c="2"/>public Date <text:s text:c="2"/>dob;</text:p>
            <text:p text:style-name="P2">}</text:p>
          </table:table-cell>
          <table:table-cell table:style-name="Table1.E2" office:value-type="string">
            <text:p text:style-name="Table_20_Contents">&lt;?php</text:p>
            <text:p text:style-name="Table_20_Contents">class Student {</text:p>
            <text:p text:style-name="Table_20_Contents"><text:s text:c="2"/>public $forename;</text:p>
            <text:p text:style-name="Table_20_Contents"><text:s text:c="2"/>public $surname;</text:p>
            <text:p text:style-name="Table_20_Contents"><text:s text:c="2"/>public $dob;</text:p>
            <text:p text:style-name="Table_20_Contents">}</text:p>
            <text:p text:style-name="Table_20_Contents"/>
            <text:p text:style-name="Table_20_Contents">$filename = "c:\\test.csv";</text:p>
            <text:p text:style-name="Table_20_Contents">$students = array();</text:p>
            <text:p text:style-name="Table_20_Contents"/>
            <text:p text:style-name="Table_20_Contents">$file = fopen($filename, "r");</text:p>
            <text:p text:style-name="Table_20_Contents">while($line=fgets($file)) {</text:p>
            <text:p text:style-name="Table_20_Contents"><text:s text:c="2"/>$line_split = explode(",", $line);</text:p>
            <text:p text:style-name="Table_20_Contents"><text:s text:c="2"/>$new_student = new Student();</text:p>
            <text:p text:style-name="Table_20_Contents"><text:s text:c="2"/>$new_student-&gt;forename = $line_split[0];</text:p>
            <text:p text:style-name="Table_20_Contents"><text:s text:c="2"/>$new_student-&gt;surname <text:s/>= $line_split[1];</text:p>
            <text:p text:style-name="Table_20_Contents"><text:s text:c="2"/>$new_student-&gt;date <text:s text:c="4"/>= $line_split[2];</text:p>
            <text:p text:style-name="Table_20_Contents"><text:s text:c="2"/>$students[] = $new_student;</text:p>
            <text:p text:style-name="Table_20_Contents">}</text:p>
            <text:p text:style-name="Table_20_Contents">fclose($file);</text:p>
            <text:p text:style-name="Table_20_Contents">echo "Loaded ".count($students)." students";</text:p>
            <text:p text:style-name="Table_20_Contents">?&gt;</text:p>
          </table:table-cell>
        </table:table-row>
        <table:table-row table:style-name="Table1.1">
          <table:table-cell table:style-name="Table1.A2" office:value-type="string">
            <text:p text:style-name="P1">Sleep for 1 second</text:p>
          </table:table-cell>
          <table:table-cell table:style-name="Table1.A2" office:value-type="string">
            <text:p text:style-name="Standard">Threading.Thread.Sleep(1000)</text:p>
          </table:table-cell>
          <table:table-cell table:style-name="Table1.A2" office:value-type="string">
            <text:p text:style-name="Table_20_Contents">from time import sleep</text:p>
            <text:p text:style-name="Table_20_Contents">sleep(1)</text:p>
          </table:table-cell>
          <table:table-cell table:style-name="Table1.A2" office:value-type="string">
            <text:p text:style-name="P2">try {Thread.sleep(1000);} catch (Exception e) {}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P6"/>
      <text:p text:style-name="Standard">Simple Graphics</text:p>
      <text:p text:style-name="Standard">setup</text:p>
      <text:p text:style-name="Standard">draw shhapes</text:p>
      <text:p text:style-name="Standard">put pixel</text:p>
      <text:p text:style-name="Standard">get pixel</text:p>
      <text:p text:style-name="Standard">draw image</text:p>
      <text:p text:style-name="Standard">draw text</text:p>
      <text:p text:style-name="Standard"/>
      <text:p text:style-name="Standard">timer</text:p>
      <text:p text:style-name="Standard"/>
      <text:p text:style-name="Standard">input</text:p>
      <text:p text:style-name="Standard">keys</text:p>
      <text:p text:style-name="Standard">mouse</text:p>
      <text:p text:style-name="Standard">joystic</text:p>
      <text:p text:style-name="Standard"/>
      <text:p text:style-name="Standard">network</text:p>
      <text:p text:style-name="Standard">echo server</text:p>
      <text:p text:style-name="Standard">send</text:p>
      <text:p text:style-name="Standard">recive</text:p>
      <text:p text:style-name="Standard"/>
      <text:p text:style-name="Standard"/>
      <text:p text:style-name="Standard">sound</text:p>
      <text:p text:style-name="Standard">play wav</text:p>
      <text:p text:style-name="Standard">play ogg</text:p>
      <text:p text:style-name="Standard">play midi</text:p>
      <text:p text:style-name="Standard"/>
      <text:p text:style-name="Standard"/>
      <text:p text:style-name="Standard">Simple SQL</text:p>
      <text:p text:style-name="Standard"/>
      <text:p text:style-name="Standard">Simple XML</text:p>
      <text:p text:style-name="Standard"/>
      <text:p text:style-name="Standard">Regular exressions</text:p>
      <text:p text:style-name="Standard"/>
      <text:p text:style-name="Standard"/>
      <text:p text:style-name="P5"/>
      <text:p text:style-name="Standard"/>
      <text:p text:style-name="Standard">big ommision - != &lt;&gt; not … need to a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size="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6pt"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48cm" style:type="center"/>
          <style:tab-stop style:position="27.698cm" style:type="right"/>
        </style:tab-stops>
      </style:paragraph-properties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Computing Resources: Allan Callaghan <text:a xlink:type="simple" xlink:href="mailto:calaldees@hotmail.com" text:style-name="Internet_20_link" text:visited-style-name="Visited_20_Internet_20_Link">calaldees@hotmail.com</text:a> (http://calaldees.dreamhosters.com/) <text:a xlink:type="simple" xlink:href="http://creativecommons.org/licenses/by-nc/2.0/uk/" text:style-name="Internet_20_link" text:visited-style-name="Visited_20_Internet_20_Link">http://creativecommons.org/licenses/by-nc/2.0/uk/</text:a><text:tab/>Page <text:page-number text:select-page="current">3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9-13T16:20:09</meta:creation-date>
    <dc:date>2014-08-05T07:49:30</dc:date>
    <meta:editing-duration>P3DT3H6M22S</meta:editing-duration>
    <meta:editing-cycles>72</meta:editing-cycles>
    <meta:generator>OpenOffice/4.1.0$Unix OpenOffice.org_project/410m18$Build-9764</meta:generator>
    <meta:print-date>2009-09-16T14:04:35.82</meta:print-date>
    <meta:document-statistic meta:table-count="1" meta:image-count="0" meta:object-count="0" meta:page-count="5" meta:paragraph-count="708" meta:word-count="2263" meta:character-count="15973"/>
  </office:meta>
</office:document-meta>
</file>